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c9211e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103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103">
      <style:table-cell-properties fo:background-color="#ffd428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140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3" office:value-type="string" calcext:value-type="string">
            <text:p>PA</text:p>
          </table:table-cell>
          <table:table-cell table:style-name="ce13" office:value-type="string" calcext:value-type="string">
            <text:p>PB</text:p>
          </table:table-cell>
          <table:table-cell table:style-name="ce13" office:value-type="string" calcext:value-type="string">
            <text:p>PC</text:p>
          </table:table-cell>
          <table:table-cell table:style-name="ce13"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</text:p>
          </table:table-cell>
          <table:table-cell table:style-name="ce14" office:value-type="currency" office:currency="USD" office:value="12600" calcext:value-type="currency">
            <text:p>$12,600.00</text:p>
          </table:table-cell>
          <table:table-cell table:style-name="ce14" office:value-type="currency" office:currency="USD" office:value="24750" calcext:value-type="currency">
            <text:p>$24,750.00</text:p>
          </table:table-cell>
          <table:table-cell table:style-name="ce14" office:value-type="currency" office:currency="USD" office:value="124000" calcext:value-type="currency">
            <text:p>$124,000.00</text:p>
          </table:table-cell>
          <table:table-cell table:style-name="ce14" table:formula="of:=SUM([.B2:.D2])" office:value-type="currency" office:currency="USD" office:value="161350" calcext:value-type="currency">
            <text:p>$161,35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 CV</text:p>
          </table:table-cell>
          <table:table-cell table:style-name="ce14" table:formula="of:=[.B21]*[.B20]" office:value-type="currency" office:currency="USD" office:value="13500" calcext:value-type="currency">
            <text:p>$13,500.00</text:p>
          </table:table-cell>
          <table:table-cell table:style-name="ce14" table:formula="of:=[.C21]*[.C20]" office:value-type="currency" office:currency="USD" office:value="14850" calcext:value-type="currency">
            <text:p>$14,850.00</text:p>
          </table:table-cell>
          <table:table-cell table:style-name="ce14" table:formula="of:=[.D21]*[.D20]" office:value-type="currency" office:currency="USD" office:value="108500" calcext:value-type="currency">
            <text:p>$108,500.00</text:p>
          </table:table-cell>
          <table:table-cell table:style-name="ce14" table:formula="of:=SUM([.B3:.D3])" office:value-type="currency" office:currency="USD" office:value="136850" calcext:value-type="currency">
            <text:p>$136,85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= MCV</text:p>
          </table:table-cell>
          <table:table-cell table:style-name="ce14" table:formula="of:=[.B2]-[.B3]" office:value-type="currency" office:currency="USD" office:value="-900" calcext:value-type="currency">
            <text:p>-$900.00</text:p>
          </table:table-cell>
          <table:table-cell table:style-name="ce14" table:formula="of:=[.C2]-[.C3]" office:value-type="currency" office:currency="USD" office:value="9900" calcext:value-type="currency">
            <text:p>$9,900.00</text:p>
          </table:table-cell>
          <table:table-cell table:style-name="ce14" table:formula="of:=[.D2]-[.D3]" office:value-type="currency" office:currency="USD" office:value="15500" calcext:value-type="currency">
            <text:p>$15,500.00</text:p>
          </table:table-cell>
          <table:table-cell table:style-name="ce14" table:formula="of:=SUM([.B4:.D4])" office:value-type="currency" office:currency="USD" office:value="24500" calcext:value-type="currency">
            <text:p>$24,50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ux MCV</text:p>
          </table:table-cell>
          <table:table-cell table:style-name="ce15" table:formula="of:=[.B4]/[.B2]" office:value-type="percentage" office:value="-0.0714285714285714" calcext:value-type="percentage">
            <text:p>-7.14%</text:p>
          </table:table-cell>
          <table:table-cell table:style-name="ce15" table:formula="of:=[.C4]/[.C2]" office:value-type="percentage" office:value="0.4" calcext:value-type="percentage">
            <text:p>40.00%</text:p>
          </table:table-cell>
          <table:table-cell table:style-name="ce15" table:formula="of:=[.D4]/[.D2]" office:value-type="percentage" office:value="0.125" calcext:value-type="percentage">
            <text:p>12.50%</text:p>
          </table:table-cell>
          <table:table-cell table:style-name="ce15" table:formula="of:=[.E4]/[.E2]" office:value-type="percentage" office:value="0.151843817787419" calcext:value-type="percentage">
            <text:p>15.1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 CFD</text:p>
          </table:table-cell>
          <table:table-cell table:style-name="ce14" table:formula="of:=[.B22]" office:value-type="currency" office:currency="USD" office:value="2570" calcext:value-type="currency">
            <text:p>$2,570.00</text:p>
          </table:table-cell>
          <table:table-cell table:style-name="ce14" table:formula="of:=[.C22]" office:value-type="currency" office:currency="USD" office:value="11420" calcext:value-type="currency">
            <text:p>$11,420.00</text:p>
          </table:table-cell>
          <table:table-cell table:style-name="ce14" table:formula="of:=[.D22]" office:value-type="currency" office:currency="USD" office:value="9580" calcext:value-type="currency">
            <text:p>$9,580.00</text:p>
          </table:table-cell>
          <table:table-cell table:style-name="ce14" table:formula="of:=SUM([.B6:.D6])" office:value-type="currency" office:currency="USD" office:value="23570" calcext:value-type="currency">
            <text:p>$23,57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= MCD</text:p>
          </table:table-cell>
          <table:table-cell table:style-name="ce14" table:formula="of:=[.B4]-[.B6]" office:value-type="currency" office:currency="USD" office:value="-3470" calcext:value-type="currency">
            <text:p>-$3,470.00</text:p>
          </table:table-cell>
          <table:table-cell table:style-name="ce14" table:formula="of:=[.C4]-[.C6]" office:value-type="currency" office:currency="USD" office:value="-1520" calcext:value-type="currency">
            <text:p>-$1,520.00</text:p>
          </table:table-cell>
          <table:table-cell table:style-name="ce14" table:formula="of:=[.D4]-[.D6]" office:value-type="currency" office:currency="USD" office:value="5920" calcext:value-type="currency">
            <text:p>$5,920.00</text:p>
          </table:table-cell>
          <table:table-cell table:style-name="ce14" table:formula="of:=[.E4]-[.E6]" office:value-type="currency" office:currency="USD" office:value="930" calcext:value-type="currency">
            <text:p>$93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 CFI</text:p>
          </table:table-cell>
          <table:table-cell table:style-name="ce14" table:formula="of:=[.B16]*[.$B$23]" office:value-type="currency" office:currency="USD" office:value="50.7592190889371" calcext:value-type="currency">
            <text:p>$50.76</text:p>
          </table:table-cell>
          <table:table-cell table:style-name="ce14" table:formula="of:=[.C16]*[.$B$23]" office:value-type="currency" office:currency="USD" office:value="99.7056089246979" calcext:value-type="currency">
            <text:p>$99.71</text:p>
          </table:table-cell>
          <table:table-cell table:style-name="ce14" table:formula="of:=[.D16]*[.$B$23]" office:value-type="currency" office:currency="USD" office:value="499.535171986365" calcext:value-type="currency">
            <text:p>$499.54</text:p>
          </table:table-cell>
          <table:table-cell table:style-name="ce14" table:formula="of:=[.B23]" office:value-type="currency" office:currency="USD" office:value="650" calcext:value-type="currency">
            <text:p>$65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= Résultats</text:p>
          </table:table-cell>
          <table:table-cell table:style-name="ce14" table:formula="of:=[.B7]-[.B8]" office:value-type="currency" office:currency="USD" office:value="-3520.75921908894" calcext:value-type="currency">
            <text:p>-$3,520.76</text:p>
          </table:table-cell>
          <table:table-cell table:style-name="ce14" table:formula="of:=[.C7]-[.C8]" office:value-type="currency" office:currency="USD" office:value="-1619.7056089247" calcext:value-type="currency">
            <text:p>-$1,619.71</text:p>
          </table:table-cell>
          <table:table-cell table:style-name="ce14" table:formula="of:=[.D7]-[.D8]" office:value-type="currency" office:currency="USD" office:value="5420.46482801364" calcext:value-type="currency">
            <text:p>$5,420.46</text:p>
          </table:table-cell>
          <table:table-cell table:style-name="ce14" table:formula="of:=SUM([.B9:.D9])" office:value-type="currency" office:currency="USD" office:value="280" calcext:value-type="currency">
            <text:p>$28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</text:p>
          </table:table-cell>
          <table:table-cell table:style-name="ce16" table:formula="of:=[.B3]+[.B6]+[.B8]" office:value-type="currency" office:currency="USD" office:value="16120.7592190889" calcext:value-type="currency">
            <text:p>$16,121</text:p>
          </table:table-cell>
          <table:table-cell table:style-name="ce16" table:formula="of:=[.C3]+[.C6]+[.C8]" office:value-type="currency" office:currency="USD" office:value="26369.7056089247" calcext:value-type="currency">
            <text:p>$26,370</text:p>
          </table:table-cell>
          <table:table-cell table:style-name="ce16" table:formula="of:=[.D3]+[.D6]+[.D8]" office:value-type="currency" office:currency="USD" office:value="118579.535171986" calcext:value-type="currency">
            <text:p>$118,5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U</text:p>
          </table:table-cell>
          <table:table-cell table:style-name="ce17" table:formula="of:=[.B10]/[.B20]" office:value-type="currency" office:currency="USD" office:value="35.8239093757532" calcext:value-type="currency">
            <text:p>$36</text:p>
          </table:table-cell>
          <table:table-cell table:style-name="ce17" table:formula="of:=[.C10]/[.C20]" office:value-type="currency" office:currency="USD" office:value="47.944919288954" calcext:value-type="currency">
            <text:p>$48</text:p>
          </table:table-cell>
          <table:table-cell table:style-name="ce17" table:formula="of:=[.D10]/[.D20]" office:value-type="currency" office:currency="USD" office:value="38.2514629587053" calcext:value-type="currency">
            <text:p>$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U</text:p>
          </table:table-cell>
          <table:table-cell table:style-name="ce18" table:formula="of:=[.B3]/[.B20]" office:value-type="currency" office:currency="USD" office:value="30" calcext:value-type="currency">
            <text:p>$30.0</text:p>
          </table:table-cell>
          <table:table-cell table:style-name="ce18" table:formula="of:=[.C3]/[.C20]" office:value-type="currency" office:currency="USD" office:value="27" calcext:value-type="currency">
            <text:p>$27.0</text:p>
          </table:table-cell>
          <table:table-cell table:style-name="ce18" table:formula="of:=[.D3]/[.D20]" office:value-type="currency" office:currency="USD" office:value="35" calcext:value-type="currency">
            <text:p>$3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DU</text:p>
          </table:table-cell>
          <table:table-cell table:style-name="ce18" table:formula="of:=[.B6]/[.B20]" office:value-type="currency" office:currency="USD" office:value="5.71111111111111" calcext:value-type="currency">
            <text:p>$5.7</text:p>
          </table:table-cell>
          <table:table-cell table:style-name="ce18" table:formula="of:=[.C6]/[.C20]" office:value-type="currency" office:currency="USD" office:value="20.7636363636364" calcext:value-type="currency">
            <text:p>$20.8</text:p>
          </table:table-cell>
          <table:table-cell table:style-name="ce18" table:formula="of:=[.D6]/[.D20]" office:value-type="currency" office:currency="USD" office:value="3.09032258064516" calcext:value-type="currency">
            <text:p>$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IU</text:p>
          </table:table-cell>
          <table:table-cell table:style-name="ce18" table:formula="of:=[.B8]/[.B20]" office:value-type="currency" office:currency="USD" office:value="0.112798264642082" calcext:value-type="currency">
            <text:p>$0.1</text:p>
          </table:table-cell>
          <table:table-cell table:style-name="ce18" table:formula="of:=[.C8]/[.C20]" office:value-type="currency" office:currency="USD" office:value="0.181282925317633" calcext:value-type="currency">
            <text:p>$0.2</text:p>
          </table:table-cell>
          <table:table-cell table:style-name="ce18" table:formula="of:=[.D8]/[.D20]" office:value-type="currency" office:currency="USD" office:value="0.161140378060118" calcext:value-type="currency">
            <text:p>$0.2</text:p>
          </table:table-cell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26" office:value-type="string" calcext:value-type="string">
            <text:p>%CA</text:p>
          </table:table-cell>
          <table:table-cell table:style-name="ce19" table:formula="of:=[.B2]/[.$E2]" office:value-type="percentage" office:value="0.0780911062906725" calcext:value-type="percentage">
            <text:p>8%</text:p>
          </table:table-cell>
          <table:table-cell table:style-name="ce19" table:formula="of:=[.C2]/[.$E2]" office:value-type="percentage" office:value="0.153393244499535" calcext:value-type="percentage">
            <text:p>15%</text:p>
          </table:table-cell>
          <table:table-cell table:style-name="ce19" table:formula="of:=[.D2]/[.$E2]" office:value-type="percentage" office:value="0.768515649209792" calcext:value-type="percentage">
            <text:p>77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Enoncé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V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é Vendue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3100" calcext:value-type="float">
            <text:p>3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 Uni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D</text:p>
          </table:table-cell>
          <table:table-cell table:style-name="ce2" office:value-type="float" office:value="2570" calcext:value-type="float">
            <text:p>2570</text:p>
          </table:table-cell>
          <table:table-cell table:style-name="ce2" office:value-type="float" office:value="11420" calcext:value-type="float">
            <text:p>11420</text:p>
          </table:table-cell>
          <table:table-cell table:style-name="ce2" office:value-type="float" office:value="9580" calcext:value-type="float">
            <text:p>95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I</text:p>
          </table:table-cell>
          <table:table-cell table:style-name="ce20" office:value-type="float" office:value="650" calcext:value-type="float" table:number-columns-spanned="3" table:number-rows-spanned="1">
            <text:p>650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Formules : </text:p>
          </table:table-cell>
          <table:table-cell office:value-type="string" calcext:value-type="string">
            <text:p>MCV </text:p>
          </table:table-cell>
          <table:table-cell office:value-type="string" calcext:value-type="string">
            <text:p><text:s/>= </text:p>
          </table:table-cell>
          <table:table-cell table:style-name="ce7" office:value-type="string" calcext:value-type="string">
            <text:p>CA- CV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string" calcext:value-type="string">
            <text:p>T° MCV </text:p>
          </table:table-cell>
          <table:table-cell office:value-type="string" calcext:value-type="string">
            <text:p><text:s/>= </text:p>
          </table:table-cell>
          <table:table-cell table:style-name="ce7" office:value-type="string" calcext:value-type="string">
            <text:p>MCV / CA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string" calcext:value-type="string">
            <text:p>MCD </text:p>
          </table:table-cell>
          <table:table-cell office:value-type="string" calcext:value-type="string">
            <text:p><text:s/>= </text:p>
          </table:table-cell>
          <table:table-cell table:style-name="ce7" office:value-type="string" calcext:value-type="string">
            <text:p>MCV – CFD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string" calcext:value-type="string">
            <text:p>CFI </text:p>
          </table:table-cell>
          <table:table-cell office:value-type="string" calcext:value-type="string">
            <text:p><text:s/>= </text:p>
          </table:table-cell>
          <table:table-cell table:style-name="ce7" office:value-type="string" calcext:value-type="string">
            <text:p>%CA x CFI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string" calcext:value-type="string">
            <text:p>Result </text:p>
          </table:table-cell>
          <table:table-cell office:value-type="string" calcext:value-type="string">
            <text:p><text:s/>= </text:p>
          </table:table-cell>
          <table:table-cell table:style-name="ce7" office:value-type="string" calcext:value-type="string">
            <text:p>MCD – CFI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string" calcext:value-type="string">
            <text:p>CRU </text:p>
          </table:table-cell>
          <table:table-cell office:value-type="string" calcext:value-type="string">
            <text:p><text:s/>= </text:p>
          </table:table-cell>
          <table:table-cell table:style-name="ce7" office:value-type="string" calcext:value-type="string">
            <text:p>CA / Qté</text:p>
          </table:table-cell>
          <table:table-cell table:number-columns-repeated="1020"/>
        </table:table-row>
        <table:table-row table:style-name="ro1">
          <table:table-cell table:style-name="ce8" table:number-columns-repeated="2"/>
          <table:table-cell/>
          <table:table-cell table:style-name="ce8"/>
          <table:table-cell table:number-columns-repeated="1020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0" office:value-type="string" calcext:value-type="string" table:number-columns-spanned="3" table:number-rows-spanned="1">
            <text:p>Achat matière 1000kg à 5€/kg et frais d'achat total 3000€</text:p>
          </table:table-cell>
          <table:covered-table-cell table:style-name="ce21"/>
          <table:covered-table-cell table:style-name="ce22"/>
          <table:table-cell table:number-columns-repeated="1021"/>
        </table:table-row>
        <table:table-row table:style-name="ro1">
          <table:table-cell table:style-name="ce10" office:value-type="string" calcext:value-type="string" table:number-columns-spanned="3" table:number-rows-spanned="1">
            <text:p>2kg / produit fabriqué</text:p>
          </table:table-cell>
          <table:covered-table-cell table:number-columns-repeated="2" table:style-name="ce21"/>
          <table:table-cell table:number-columns-repeated="1021"/>
        </table:table-row>
        <table:table-row table:style-name="ro1">
          <table:table-cell table:style-name="ce10" office:value-type="string" calcext:value-type="string" table:number-columns-spanned="3" table:number-rows-spanned="1">
            <text:p>500 unités avec cout production 10 000€</text:p>
          </table:table-cell>
          <table:covered-table-cell table:number-columns-repeated="2" table:style-name="ce21"/>
          <table:table-cell table:number-columns-repeated="1021"/>
        </table:table-row>
        <table:table-row table:style-name="ro1">
          <table:table-cell table:style-name="ce10" office:value-type="string" calcext:value-type="string" table:number-columns-spanned="3" table:number-rows-spanned="1">
            <text:p>500 avec cout de vente 2000€</text:p>
          </table:table-cell>
          <table:covered-table-cell table:number-columns-repeated="2" table:style-name="ce21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26" office:value-type="string" calcext:value-type="string">
            <text:p>Total</text:p>
          </table:table-cell>
          <table:table-cell table:style-name="ce26" office:value-type="string" calcext:value-type="string">
            <text:p>Par unité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Cout Achat (par kg)</text:p>
          </table:table-cell>
          <table:table-cell table:style-name="ce6" table:formula="of:=(1000*5 + 3000)" office:value-type="float" office:value="8000" calcext:value-type="float">
            <text:p>8000</text:p>
          </table:table-cell>
          <table:table-cell table:style-name="ce6" table:formula="of:=[.B40]/100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Cout Production</text:p>
          </table:table-cell>
          <table:table-cell table:style-name="ce6" table:formula="of:=500*2*[.C40] + 10000" office:value-type="float" office:value="18000" calcext:value-type="float">
            <text:p>18000</text:p>
          </table:table-cell>
          <table:table-cell table:style-name="ce6" table:formula="of:=[.B41]/500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Cout Revient</text:p>
          </table:table-cell>
          <table:table-cell table:style-name="ce6" table:formula="of:=[.C41]*500+2000" office:value-type="float" office:value="20000" calcext:value-type="float">
            <text:p>20000</text:p>
          </table:table-cell>
          <table:table-cell table:style-name="ce6" table:formula="of:=[.B42]/500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1" office:value-type="string" calcext:value-type="string">
            <text:p>Formules : </text:p>
          </table:table-cell>
          <table:table-cell table:style-name="ce11" office:value-type="string" calcext:value-type="string">
            <text:p>Cout Achat</text:p>
          </table:table-cell>
          <table:table-cell table:style-name="ce11" office:value-type="string" calcext:value-type="string">
            <text:p><text:s/>= </text:p>
          </table:table-cell>
          <table:table-cell table:style-name="ce24" office:value-type="string" calcext:value-type="string">
            <text:p>Achat Matiere + Frais Achat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11" office:value-type="string" calcext:value-type="string">
            <text:p>Cout Production</text:p>
          </table:table-cell>
          <table:table-cell table:style-name="ce11" office:value-type="string" calcext:value-type="string">
            <text:p><text:s/>= </text:p>
          </table:table-cell>
          <table:table-cell table:style-name="ce24" office:value-type="string" calcext:value-type="string">
            <text:p>Cout Matiere Consomées + Cout Production (MO, Machines, Etc)</text:p>
          </table:table-cell>
          <table:table-cell table:number-columns-repeated="1020"/>
        </table:table-row>
        <table:table-row table:style-name="ro4">
          <table:table-cell table:style-name="ce8"/>
          <table:table-cell table:style-name="ce11" office:value-type="string" calcext:value-type="string">
            <text:p>Cout Revient</text:p>
          </table:table-cell>
          <table:table-cell table:style-name="ce11" office:value-type="string" calcext:value-type="string">
            <text:p><text:s/>= </text:p>
          </table:table-cell>
          <table:table-cell table:style-name="ce24" office:value-type="string" calcext:value-type="string">
            <text:p>Cout Production vendues + Frais vente (commission, marketing)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2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6" office:value-type="string" calcext:value-type="string">
            <text:p>Levier financier </text:p>
          </table:table-cell>
          <table:table-cell table:style-name="ce26" office:value-type="string" calcext:value-type="string">
            <text:p>=</text:p>
          </table:table-cell>
          <table:table-cell table:style-name="ce45" office:value-type="string" calcext:value-type="string" table:number-columns-spanned="2" table:number-rows-spanned="1">
            <text:p>Dette Financiere / Capitaux Propre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26" office:value-type="string" calcext:value-type="string">
            <text:p>Part de la dette à CT</text:p>
          </table:table-cell>
          <table:table-cell table:style-name="ce26" office:value-type="string" calcext:value-type="string">
            <text:p><text:s/>= </text:p>
          </table:table-cell>
          <table:table-cell table:style-name="ce45" office:value-type="string" calcext:value-type="string" table:number-columns-spanned="3" table:number-rows-spanned="1">
            <text:p>Dette Financiere à CT / Totale Dettes Financières</text:p>
          </table:table-cell>
          <table:covered-table-cell table:number-columns-repeated="2" table:style-name="ce26"/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>
            <text:p>FDR (Fond de Roulement)</text:p>
          </table:table-cell>
          <table:table-cell office:value-type="string" calcext:value-type="string">
            <text:p>=</text:p>
          </table:table-cell>
          <table:table-cell table:style-name="ce46" office:value-type="string" calcext:value-type="string" table:number-columns-spanned="4" table:number-rows-spanned="1">
            <text:p>Capitaux Propres + Dette à LT + Actifs Immobilisés</text:p>
          </table:table-cell>
          <table:covered-table-cell table:number-columns-repeated="3"/>
          <table:table-cell table:style-name="ce48" office:value-type="string" calcext:value-type="string">
            <text:p>ou</text:p>
          </table:table-cell>
          <table:table-cell table:style-name="ce49" office:value-type="string" calcext:value-type="string" table:number-columns-spanned="2" table:number-rows-spanned="1">
            <text:p>Actif CT – Passif à CT</text:p>
          </table:table-cell>
          <table:covered-table-cell table:style-name="ce8"/>
          <table:table-cell table:number-columns-repeated="1015"/>
        </table:table-row>
        <table:table-row table:style-name="ro1">
          <table:table-cell table:style-name="ce7" office:value-type="string" calcext:value-type="string">
            <text:p>Actif CT</text:p>
          </table:table-cell>
          <table:table-cell office:value-type="string" calcext:value-type="string">
            <text:p><text:s/>= </text:p>
          </table:table-cell>
          <table:table-cell table:style-name="ce11" office:value-type="string" calcext:value-type="string" table:number-columns-spanned="2" table:number-rows-spanned="1">
            <text:p>Total Actif – Actif Immobilisés</text:p>
          </table:table-cell>
          <table:covered-table-cell table:style-name="ce8"/>
          <table:table-cell table:style-name="ce8" table:number-columns-repeated="5"/>
          <table:table-cell table:number-columns-repeated="1015"/>
        </table:table-row>
        <table:table-row table:style-name="ro1">
          <table:table-cell table:style-name="ce7" office:value-type="string" calcext:value-type="string">
            <text:p>Passif CT</text:p>
          </table:table-cell>
          <table:table-cell office:value-type="string" calcext:value-type="string">
            <text:p><text:s/>= </text:p>
          </table:table-cell>
          <table:table-cell table:style-name="ce11" office:value-type="string" calcext:value-type="string" table:number-columns-spanned="3" table:number-rows-spanned="1">
            <text:p>Total Passif – Capitaux Propre – Dette LT</text:p>
          </table:table-cell>
          <table:covered-table-cell table:number-columns-repeated="2" table:style-name="ce8"/>
          <table:table-cell table:style-name="ce8" table:number-columns-repeated="4"/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2" table:number-rows-spanned="1">
            <text:p>BFR (Besoin en Fond de Roulement)</text:p>
          </table:table-cell>
          <table:covered-table-cell/>
          <table:table-cell office:value-type="string" calcext:value-type="string">
            <text:p><text:s/>= </text:p>
          </table:table-cell>
          <table:table-cell table:style-name="ce11" office:value-type="string" calcext:value-type="string" table:number-columns-spanned="3" table:number-rows-spanned="1">
            <text:p>Stock + Créance – Dette Exploitation</text:p>
          </table:table-cell>
          <table:covered-table-cell table:number-columns-repeated="2"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Trésorie Nette </text:p>
          </table:table-cell>
          <table:table-cell office:value-type="string" calcext:value-type="string">
            <text:p><text:s/>= </text:p>
          </table:table-cell>
          <table:table-cell office:value-type="string" calcext:value-type="string">
            <text:p>FDR – BFR</text:p>
          </table:table-cell>
          <table:table-cell table:style-name="ce7" office:value-type="string" calcext:value-type="string">
            <text:p>ou </text:p>
          </table:table-cell>
          <table:table-cell table:style-name="ce11" office:value-type="string" calcext:value-type="string" table:number-columns-spanned="3" table:number-rows-spanned="1">
            <text:p>Actif de Trésorerie – Passif Trésorerie</text:p>
          </table:table-cell>
          <table:covered-table-cell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" number:min-decimal-places="1"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currency-style style:name="N138P0" style:volatile="true">
      <number:currency-symbol number:language="en" number:country="US">$</number:currency-symbol>
      <number:number number:decimal-places="2" number:min-decimal-places="2" number:min-integer-digits="1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05:41:29.281111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3:49:33.495775894</meta:creation-date>
    <dc:date>2021-03-02T08:32:46.872122172</dc:date>
    <meta:editing-duration>PT1H21M22S</meta:editing-duration>
    <meta:editing-cycles>12</meta:editing-cycles>
    <meta:generator>LibreOffice/7.0.3.1$Linux_X86_64 LibreOffice_project/00$Build-1</meta:generator>
    <meta:document-statistic meta:table-count="1" meta:cell-count="159" meta:object-count="0"/>
  </office:meta>
</office:document-meta>
</file>